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dfa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dfa0" officeooo:paragraph-rsid="001edfa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edfa0" officeooo:paragraph-rsid="001edfa0"/>
    </style:style>
    <style:style style:name="P4" style:family="paragraph" style:parent-style-name="Standard">
      <style:text-properties officeooo:paragraph-rsid="00206d1c"/>
    </style:style>
    <style:style style:name="P5" style:family="paragraph" style:parent-style-name="Standard">
      <style:text-properties fo:font-size="16pt" fo:font-weight="normal" officeooo:rsid="00206d1c" officeooo:paragraph-rsid="0022129c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06d1c" officeooo:paragraph-rsid="002278ec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24pt" fo:font-style="normal" fo:font-weight="bold" officeooo:paragraph-rsid="001edfa0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36pt" fo:font-style="normal" fo:font-weight="bold" officeooo:paragraph-rsid="001edfa0" style:font-size-asian="36pt" style:font-style-asian="normal" style:font-weight-asian="bold" style:font-size-complex="3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36pt" officeooo:paragraph-rsid="001edfa0" style:font-size-asian="36pt" style:font-size-complex="36pt"/>
    </style:style>
    <style:style style:name="P10" style:family="paragraph" style:parent-style-name="Standard">
      <style:text-properties style:font-name="sans-serif" fo:font-size="15pt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5pt" officeooo:rsid="001edfa0" officeooo:paragraph-rsid="001edfa0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officeooo:rsid="001edfa0" officeooo:paragraph-rsid="001edfa0"/>
    </style:style>
    <style:style style:name="P13" style:family="paragraph" style:parent-style-name="Standard">
      <style:text-properties style:font-name="sans-serif" fo:font-size="15pt" officeooo:rsid="001edfa0" officeooo:paragraph-rsid="001edfa0"/>
    </style:style>
    <style:style style:name="P14" style:family="paragraph" style:parent-style-name="Standard">
      <style:text-properties style:font-name="sans-serif" fo:font-size="15pt" officeooo:paragraph-rsid="00206d1c"/>
    </style:style>
    <style:style style:name="P15" style:family="paragraph" style:parent-style-name="Standard">
      <style:text-properties style:font-name="sans-serif" fo:font-size="15pt" officeooo:paragraph-rsid="001edfa0"/>
    </style:style>
    <style:style style:name="P16" style:family="paragraph" style:parent-style-name="Standard">
      <style:text-properties style:font-name="sans-serif" fo:font-size="9.75pt" officeooo:paragraph-rsid="001edfa0"/>
    </style:style>
    <style:style style:name="P17" style:family="paragraph" style:parent-style-name="Standard">
      <style:text-properties style:font-name="sans-serif" fo:font-size="9.75pt" officeooo:rsid="00206d1c" officeooo:paragraph-rsid="001edfa0"/>
    </style:style>
    <style:style style:name="P18" style:family="paragraph" style:parent-style-name="Standard">
      <style:text-properties style:font-name="sans-serif" fo:font-size="22pt" fo:font-weight="bold" officeooo:paragraph-rsid="001edfa0" style:font-size-asian="22pt" style:font-weight-asian="bold" style:font-size-complex="22pt" style:font-weight-complex="bold"/>
    </style:style>
    <style:style style:name="P19" style:family="paragraph" style:parent-style-name="Standard">
      <style:text-properties style:font-name="sans-serif" fo:font-size="22pt" fo:font-weight="bold" officeooo:rsid="00206d1c" officeooo:paragraph-rsid="00206d1c" style:font-size-asian="22pt" style:font-weight-asian="bold" style:font-size-complex="22pt" style:font-weight-complex="bold"/>
    </style:style>
    <style:style style:name="P20" style:family="paragraph" style:parent-style-name="Standard">
      <style:text-properties style:font-name="sans-serif" fo:font-size="22pt" fo:font-weight="bold" officeooo:rsid="0022129c" officeooo:paragraph-rsid="0022129c" style:font-size-asian="22pt" style:font-weight-asian="bold" style:font-size-complex="22pt" style:font-weight-complex="bold"/>
    </style:style>
    <style:style style:name="P21" style:family="paragraph" style:parent-style-name="Standard">
      <style:text-properties style:font-name="sans-serif" fo:font-size="19.5pt" officeooo:paragraph-rsid="001edfa0"/>
    </style:style>
    <style:style style:name="P22" style:family="paragraph" style:parent-style-name="Standard">
      <style:text-properties style:font-name="sans-serif" fo:font-size="16pt" fo:font-weight="bold" officeooo:rsid="00206d1c" officeooo:paragraph-rsid="00206d1c" style:font-size-asian="14pt" style:font-weight-asian="bold" style:font-size-complex="16pt" style:font-weight-complex="bold"/>
    </style:style>
    <style:style style:name="P23" style:family="paragraph" style:parent-style-name="Standard">
      <style:text-properties style:font-name="sans-serif" fo:font-size="16pt" fo:font-weight="bold" officeooo:rsid="0022129c" officeooo:paragraph-rsid="0022129c" style:font-size-asian="14pt" style:font-weight-asian="bold" style:font-size-complex="16pt" style:font-weight-complex="bold"/>
    </style:style>
    <style:style style:name="P24" style:family="paragraph" style:parent-style-name="Standard">
      <style:text-properties style:font-name="sans-serif" fo:font-size="16pt" fo:font-weight="normal" officeooo:rsid="00206d1c" officeooo:paragraph-rsid="00206d1c" style:font-size-asian="14pt" style:font-weight-asian="normal" style:font-size-complex="16pt" style:font-weight-complex="normal"/>
    </style:style>
    <style:style style:name="P25" style:family="paragraph" style:parent-style-name="Standard">
      <style:text-properties style:font-name="sans-serif" fo:font-size="16pt" fo:font-weight="normal" officeooo:rsid="00206d1c" officeooo:paragraph-rsid="002278ec" style:font-size-asian="14pt" style:font-weight-asian="normal" style:font-size-complex="16pt" style:font-weight-complex="normal"/>
    </style:style>
    <style:style style:name="P26" style:family="paragraph" style:parent-style-name="Standard">
      <style:text-properties style:font-name="sans-serif" fo:font-size="16pt" fo:font-weight="normal" officeooo:rsid="0022129c" officeooo:paragraph-rsid="0022129c" style:font-size-asian="14pt" style:font-weight-asian="normal" style:font-size-complex="16pt" style:font-weight-complex="normal"/>
    </style:style>
    <style:style style:name="P27" style:family="paragraph" style:parent-style-name="Standard">
      <style:text-properties style:font-name="sans-serif" fo:font-size="16pt" fo:font-weight="normal" officeooo:rsid="0022129c" officeooo:paragraph-rsid="002278ec" style:font-size-asian="14pt" style:font-weight-asian="normal" style:font-size-complex="16pt" style:font-weight-complex="normal"/>
    </style:style>
    <style:style style:name="P28" style:family="paragraph" style:parent-style-name="Standard">
      <style:text-properties style:font-name="sans-serif" fo:font-size="16pt" fo:font-weight="normal" officeooo:rsid="002278ec" officeooo:paragraph-rsid="002278ec" style:font-size-asian="14pt" style:font-weight-asian="normal" style:font-size-complex="16pt" style:font-weight-complex="normal"/>
    </style:style>
    <style:style style:name="P29" style:family="paragraph" style:parent-style-name="Standard">
      <style:text-properties style:font-name="sans-serif" fo:font-size="16pt" fo:font-weight="normal" officeooo:rsid="0024c094" officeooo:paragraph-rsid="0024c094" style:font-size-asian="14pt" style:font-weight-asian="normal" style:font-size-complex="16pt" style:font-weight-complex="normal"/>
    </style:style>
    <style:style style:name="P30" style:family="paragraph" style:parent-style-name="Standard">
      <style:text-properties style:font-name="sans-serif" fo:font-size="18pt" fo:font-weight="bold" officeooo:rsid="00206d1c" officeooo:paragraph-rsid="00206d1c" style:font-size-asian="15.75pt" style:font-weight-asian="bold" style:font-size-complex="18pt" style:font-weight-complex="bold"/>
    </style:style>
    <style:style style:name="P31" style:family="paragraph" style:parent-style-name="Standard" style:list-style-name="L1">
      <style:text-properties style:font-name="sans-serif" fo:font-size="16pt" fo:font-weight="normal" officeooo:rsid="0022129c" officeooo:paragraph-rsid="0022129c" style:font-size-asian="14pt" style:font-weight-asian="normal" style:font-size-complex="16pt" style:font-weight-complex="normal"/>
    </style:style>
    <style:style style:name="P32" style:family="paragraph" style:parent-style-name="Standard" style:list-style-name="L2">
      <style:text-properties style:font-name="sans-serif" fo:font-size="16pt" fo:font-weight="normal" officeooo:rsid="002278ec" officeooo:paragraph-rsid="002278ec" style:font-size-asian="14pt" style:font-weight-asian="normal" style:font-size-complex="16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1edfa0"/>
    </style:style>
    <style:style style:name="T4" style:family="text">
      <style:text-properties style:font-name="sans-serif" fo:font-size="15pt" officeooo:rsid="00206d1c"/>
    </style:style>
    <style:style style:name="T5" style:family="text">
      <style:text-properties style:font-name="sans-serif" fo:font-size="15pt" officeooo:rsid="0022cd69"/>
    </style:style>
    <style:style style:name="T6" style:family="text">
      <style:text-properties style:font-name="sans-serif" officeooo:rsid="001edfa0"/>
    </style:style>
    <style:style style:name="T7" style:family="text">
      <style:text-properties style:font-name="sans-serif" officeooo:rsid="0022129c"/>
    </style:style>
    <style:style style:name="T8" style:family="text">
      <style:text-properties style:font-name="sans-serif" officeooo:rsid="0025785b"/>
    </style:style>
    <style:style style:name="T9" style:family="text">
      <style:text-properties officeooo:rsid="002578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Project Proposal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3">P</text:span><text:span text:style-name="T2">repared for: ESE_30</text:span><text:span text:style-name="T5">25</text:span></text:p>
      <text:p text:style-name="P12">Prepared by: Gurkirat Singh</text:p>
      <text:p text:style-name="P12">Created date: --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6"/>
      <text:p text:style-name="P18">Contents</text:p>
      <text:p text:style-name="P21"/>
      <text:p text:style-name="P21"/>
      <text:p text:style-name="P4"><text:span text:style-name="T2">GOALS....................................................................................</text:span><text:span text:style-name="T4">1</text:span></text:p>
      <text:p text:style-name="P14"/>
      <text:p text:style-name="P4"><text:span text:style-name="T2">TIMETABLE..............................................................................</text:span><text:span text:style-name="T4">2</text:span></text:p>
      <text:p text:style-name="P14"/>
      <text:p text:style-name="P4"><text:span text:style-name="T2">BUDGET..................................................................................</text:span><text:span text:style-name="T4">3</text:span></text:p>
      <text:p text:style-name="P21"/>
      <text:p text:style-name="P1"><text:span text:style-name="T2">NEEDS....................................................................................</text:span><text:span text:style-name="T4">4</text:span></text:p>
      <text:p text:style-name="P13"/>
      <text:p text:style-name="P1"><text:span text:style-name="T2">OBJECTIVES............................................................................</text:span><text:span text:style-name="T4">5</text:span></text:p>
      <text:p text:style-name="P15"/>
      <text:p text:style-name="P1"><text:span text:style-name="T2">PROCEDURES.........................................................................</text:span><text:span text:style-name="T4">6</text:span></text:p>
      <text:p text:style-name="P15"/>
      <text:p text:style-name="P13"/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9">GOAL</text:p>
      <text:p text:style-name="P22"/>
      <text:p text:style-name="P24">To make a game called using Arduino, Adafruit oled screen and other basic electronics components.</text:p>
      <text:p text:style-name="P24">In this game user will be able to control the character with the buttons. Using those buttons character will move left and right and ch<text:span text:style-name="T9">a</text:span>racter will <text:span text:style-name="T9">save the friend(smilies) by catching them and user has to avoid catching enenies(dragon).</text:span></text:p>
      <text:p text:style-name="P24"/>
      <text:p text:style-name="P5"><text:span text:style-name="T1">The enemies and friends will come towards the user character, from which user has to </text:span><text:span text:style-name="T8">save only smilies</text:span><text:span text:style-name="T1">, if user </text:span><text:span text:style-name="T8">catched enemy</text:span><text:span text:style-name="T1"> by mistake </text:span><text:span text:style-name="T7">the game will over. If user </text:span><text:span text:style-name="T8">catch smily</text:span><text:span text:style-name="T7"> then it will increase the user scores. User scores will be shown and will continously updates on the top right corner of the Adafruit oled screen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0"><text:soft-page-break/>TIME TABLE</text:p>
      <text:p text:style-name="P23"/>
      <text:p text:style-name="P23"/>
      <text:list xml:id="list2908737319" text:style-name="L1">
        <text:list-item>
          <text:p text:style-name="P31">Create Project Proposal</text:p>
          <text:p text:style-name="P31"/>
        </text:list-item>
        <text:list-item>
          <text:p text:style-name="P31">Create basic layout of game</text:p>
          <text:p text:style-name="P31"/>
        </text:list-item>
        <text:list-item>
          <text:p text:style-name="P31">Create psuedo code</text:p>
          <text:p text:style-name="P31"/>
        </text:list-item>
        <text:list-item>
          <text:p text:style-name="P31">Assemble the whole circuit</text:p>
          <text:p text:style-name="P31"/>
        </text:list-item>
        <text:list-item>
          <text:p text:style-name="P31">Running basic graphics over Oled through Arduino</text:p>
          <text:p text:style-name="P31"/>
        </text:list-item>
        <text:list-item>
          <text:p text:style-name="P31">Make program for the game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20"><text:soft-page-break/>BUDGET</text:p>
      <text:p text:style-name="P20"/>
      <text:p text:style-name="P26">Maximum budget for the whole complete project is approximated at CAD $400.</text:p>
      <text:p text:style-name="P26"/>
      <text:p text:style-name="P26">This includes all the components and equipments required from the day first to till the completion of the whole projec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19"><text:soft-page-break/>NEED</text:p>
      <text:p text:style-name="P19"/>
      <text:list xml:id="list3522864047" text:style-name="L2">
        <text:list-item>
          <text:p text:style-name="P32">Arduino Leonardo</text:p>
        </text:list-item>
        <text:list-item>
          <text:p text:style-name="P32">Adafruit oled 120*64 screen</text:p>
        </text:list-item>
        <text:list-item>
          <text:p text:style-name="P32">Breadboard</text:p>
        </text:list-item>
        <text:list-item>
          <text:p text:style-name="P32">Connecting wires</text:p>
        </text:list-item>
        <text:list-item>
          <text:p text:style-name="P32">Soldering iron</text:p>
        </text:list-item>
        <text:list-item>
          <text:p text:style-name="P32">Soldering wire</text:p>
        </text:list-item>
        <text:list-item>
          <text:p text:style-name="P32">Laptop with good specifications and Ubunto OS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><text:soft-page-break/></text:p>
      <text:p text:style-name="P20">OBJECTIVE</text:p>
      <text:p text:style-name="P25"/>
      <text:p text:style-name="P28">Objective is to create a game that will be controlled by user.</text:p>
      <text:p text:style-name="P28">In this game, there will be three things revolving over the oled screen i.e. main character, enemies and friends.</text:p>
      <text:p text:style-name="P6"><text:span text:style-name="T1">The enemies and friends will come towards the user character, from which user has to </text:span><text:span text:style-name="T8">savethe friends</text:span><text:span text:style-name="T1">, if user </text:span><text:span text:style-name="T8">saved</text:span><text:span text:style-name="T1"> </text:span><text:span text:style-name="T8">the enemy</text:span><text:span text:style-name="T1"> by mistake </text:span><text:span text:style-name="T7">the game will over. If user </text:span><text:span text:style-name="T8">catch friends</text:span><text:span text:style-name="T7"> then it will increase the user scores. User scores will be shown and will continously updates on the top right corner of the Adafruit oled screen.</text:span></text:p>
      <text:p text:style-name="P27"/>
      <text:p text:style-name="P20"/>
      <text:p text:style-name="P20"/>
      <text:p text:style-name="P20"/>
      <text:p text:style-name="P20"/>
      <text:p text:style-name="P20"/>
      <text:p text:style-name="P20">PROCEDURE</text:p>
      <text:p text:style-name="P30"/>
      <text:p text:style-name="P29">First the harware circuit is made. All the components i.e. Arduino, oled screen everything is connected.</text:p>
      <text:p text:style-name="P29"/>
      <text:p text:style-name="P29">Then, program is made.</text:p>
      <text:p text:style-name="P29"/>
      <text:p text:style-name="P29">Then program is compiled and loaded to hardware.</text:p>
      <text:p text:style-name="P29"/>
      <text:p text:style-name="P29">Finally the project is rea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8:16:25.742224800</meta:creation-date>
    <dc:date>2019-12-04T21:32:04.154020487</dc:date>
    <meta:editing-duration>PT16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7" meta:paragraph-count="48" meta:word-count="357" meta:character-count="2541" meta:non-whitespace-character-count="2243"/>
  </office:meta>
</office:document-meta>
</file>